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3" style:master-page-name="">
      <style:paragraph-properties style:page-number="auto" fo:break-before="page"/>
    </style:style>
    <style:style style:name="P49" style:family="paragraph" style:parent-style-name="Heading_20_2"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ent-style-name="hlp_5f_list_5f_dot" style:list-style-name="hlp_5f_list_5f_dot"/>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1.06.2020 08:35:04&#13;&#13;__ Compilation of the extension &quot;For all users&quot; __&#13;&#13;&#13;Extension package created : yw-cnv-Ls-0.99.0.oxt&#13;Update file created : yw-cnv-Ls.update.xml&#13;&#13;21.06.2020 08:35: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32597256602444153"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938598566505880200" text:style-name="L2">
        <text:list-item>
          <text:p text:style-name="P52">Version 2.1.2 :</text:p>
        </text:list-item>
      </text:list>
      <text:list xml:id="list4256115934470855039" text:style-name="L3">
        <text:list-item>
          <text:list>
            <text:list-item>
              <text:p text:style-name="P53">Localized help : resolved non-functional hyperlink due to API incompatibility introduced by Apache OpenOffice 4.1 (and LibreOffice 4.0).</text:p>
            </text:list-item>
          </text:list>
        </text:list-item>
      </text:list>
      <text:list xml:id="list28581590" text:continue-list="list6938598566505880200" text:style-name="L2">
        <text:list-item>
          <text:p text:style-name="P52">Version 2.1.1 :</text:p>
        </text:list-item>
      </text:list>
      <text:list xml:id="list4311202204664455889"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28556927" text:continue-list="list28581590" text:style-name="L2">
        <text:list-item>
          <text:p text:style-name="P52">Version 2.1.0 :</text:p>
        </text:list-item>
      </text:list>
      <text:list xml:id="list6726741322729843946"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28567493" text:continue-list="list28556927" text:style-name="L2">
        <text:list-item>
          <text:p text:style-name="P52">Version 2.0.0 :</text:p>
        </text:list-item>
      </text:list>
      <text:list xml:id="list6622451159059701146"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28551524" text:continue-list="list28567493" text:style-name="L2">
        <text:list-item>
          <text:p text:style-name="P52">Version 1.5.3 :</text:p>
        </text:list-item>
      </text:list>
      <text:list xml:id="list7773829961787969732"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132579502065868138"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14339405068798622"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92823698079803376"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009163017948799152"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617957468901448683"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67406018056830287"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5832762318252876931"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57250701411602598"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351840659717720"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32383861305339157" text:style-name="L17">
        <text:list-item>
          <text:p text:style-name="P67">Arg1 : <text:span text:style-name="InstructionMacro">String</text:span> : mandatory, type of control used for the button</text:p>
        </text:list-item>
      </text:list>
      <text:list xml:id="list5113643722866204392"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111860692705444836"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068945448983168435"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37998701601464764"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825976592631309594"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364305491943080698"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94103534281792229"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72355827201438445"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365994273162733809"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9087029947528306"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309227972875912050"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062808457088314968"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922256108931714772"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562992771951246774"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972427704354887119"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730694323911311637"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26115093538741705"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text:p>
      <text:p text:style-name="P39"><text:s/></text:p>
      <text:p text:style-name="P40">yWriter5 style proof reading:</text:p>
      <text:p text:style-name="P39"><text:span text:style-name="T2">- </text:span>Export an yWriter 6/7 project to an OpenDocument file with chapter and scene markers.</text:p>
      <text:list xml:id="list4958273803718052402"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4834938211637693016"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23857444086769072" text:style-name="L37">
        <text:list-item>
          <text:p text:style-name="P83">Create a Writer file containing the licenses (possibly in several languages). You can of course have a Table of Contents and use formatting. </text:p>
        </text:list-item>
        <text:list-item>
          <text:p text:style-name="P83"><text:soft-page-break/>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9527473285465639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19312840677487776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6468656441368436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285680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990157584723681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67411725599930877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153125188208002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2</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4</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4</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4</dc:date>
     <text:p>internal</text:p>
     <text:p>Page2</text:p>
     <text:p/>
    </office:annotation>Paragraph styles</text:p>
      <text:p text:style-name="P28"><office:annotation>
     <dc:creator>BM</dc:creator>
     <dc:date>2008-03-13T00:00:00.24</dc:date>
     <text:p>internal</text:p>
     <text:p>Page7</text:p>
     <text:p/>
    </office:annotation>Hyperlinks</text:p>
      <text:p text:style-name="hlp_5f_paragraph"><text:span text:style-name="T15"><office:annotation>
      <dc:creator>BM</dc:creator>
      <dc:date>2008-03-13T00:00:00.25</dc:date>
      <text:p>internal</text:p>
      <text:p>Page3</text:p>
      <text:p/>
     </office:annotation></text:span><text:span text:style-name="T15">Text formatting</text:span></text:p>
      <text:p text:style-name="P28"><office:annotation>
     <dc:creator>BM</dc:creator>
     <dc:date>2008-03-26T00:00:00.2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5</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5</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6</dc:date>
     <text:p>external</text:p>
     <text:p>text/swriter/main0210.xhp</text:p>
     <text:p/>
    </office:annotation><text:span text:style-name="T15">Preview topic</text:span> </text:p>
      <text:p text:style-name="hlp_5f_paragraph">This hyperlink displays <text:s/><office:annotation>
     <dc:creator>BM</dc:creator>
     <dc:date>2008-03-15T00:00:00.26</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582240" text:continue-list="list319527473285465639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8555944" text:continue-list="list285680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6</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27</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27</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28570675" text:continue-list="list285822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Features</text:p>
      <text:p text:style-name="hlp_5f_head3">yWriter5 style proof reading</text:p>
      <text:p text:style-name="hlp_5f_head4">Load yWriter 6/7 chapters and scenes into an OpenDocument file with chapter and scene markers.</text:p>
      <text:list xml:id="list28583906" text:continue-list="list28555944" text:style-name="hlp_5f_list_5f_dot">
        <text:list-item>
          <text:p text:style-name="hlp_5f_list_5f_dot">Back up your yWriter project and close yWriter before.</text:p>
        </text:list-item>
        <text:list-item>
          <text:p text:style-name="hlp_5f_list_5f_dot">The proof read document is placed in the same folder as the yWriter project.</text:p>
        </text:list-item>
        <text:list-item>
          <text:p text:style-name="hlp_5f_list_5f_dot">Document's filename: <text:span text:style-name="hlp_5f_emph">&lt;yW project name&gt;_proof.odt</text:span>.</text:p>
        </text:list-item>
      </text:list>
      <text:p text:style-name="hlp_5f_head4">Write back the proofread scenes to the yWriter 6/7 project file.</text:p>
      <text:list xml:id="list28564132" text:continue-numbering="true" text:style-name="hlp_5f_list_5f_dot">
        <text:list-item>
          <text:p text:style-name="hlp_5f_list_5f_dot">The yWriter 6/7 project to rewrite must exist in the document folder.</text:p>
        </text:list-item>
        <text:list-item>
          <text:p text:style-name="hlp_5f_list_5f_dot">If both yw6 and yw7 project files exist, yw7 is rewritten. </text:p>
        </text:list-item>
      </text:list>
      <text:p text:style-name="hlp_5f_head3">Import from yw6/7 project</text:p>
      <text:p text:style-name="hlp_5f_head4">Generate a "standard manuscript pages" formatted OpenDocument textfile from an yWriter 6/7 project.</text:p>
      <text:list xml:id="list28560618" text:continue-numbering="true" text:style-name="hlp_5f_list_5f_dot">
        <text:list-item>
          <text:p text:style-name="hlp_5f_list_5f_dot">The document is placed in the same folder as the yWriter project.</text:p>
        </text:list-item>
        <text:list-item>
          <text:p text:style-name="hlp_5f_list_5f_dot">Document's filename: <text:span text:style-name="hlp_5f_emph">&lt;yW project name&gt;.odt</text:span>.</text:p>
        </text:list-item>
      </text:list>
      <text:p text:style-name="hlp_5f_head3">Create a new yw7 project </text:p>
      <text:p text:style-name="hlp_5f_head4">Generate a new yWriter 7 project from a work in progress or an outline:</text:p>
      <text:list xml:id="list28555943" text:continue-numbering="true" text:style-name="hlp_5f_list_5f_dot">
        <text:list-item>
          <text:p text:style-name="hlp_5f_list_5f_dot">The new yWriter project is placed in the same folder as the document.</text:p>
        </text:list-item>
        <text:list-item>
          <text:p text:style-name="hlp_5f_list_5f_dot">yWriter project's filename: <text:span text:style-name="hlp_5f_emph">&lt;document name&gt;.yw7</text:span>.</text:p>
        </text:list-item>
        <text:list-item>
          <text:p text:style-name="hlp_5f_list_5f_dot">Existing yWriter 7 projects will not be overwritten.</text:p>
        </text:list-item>
      </text:list>
      <text:p text:style-name="hlp_5f_paragraph"/>
      <text:p text:style-name="hlp_5f_head5">Format a work in progress:</text:p>
      <text:p text:style-name="hlp_5f_paragraph">A work in progress has no third level heading.</text:p>
      <text:list xml:id="list2855506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oft-page-break/><text:span text:style-name="hlp_5f_emph">Heading 2</text:span> <text:s/>--&gt; <text:s/>New chapter title.</text:p>
        </text:list-item>
        <text:list-item>
          <text:p text:style-name="P91">All other text is considered to be scene content.</text:p>
        </text:list-item>
        <text:list-item>
          <text:p text:style-name="P91"><text:span text:style-name="hlp_5f_emph">* * *</text:span> <text:s/>--&gt; <text:s/>Scene divider (unless there is a heading).</text:p>
        </text:list-item>
      </text:list>
      <text:p text:style-name="hlp_5f_head5">Format an outline:</text:p>
      <text:p text:style-name="hlp_5f_paragraph">An outline has at least one third level heading.</text:p>
      <text:list xml:id="list2857110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1" meta:word-count="13624" meta:character-count="8424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setHelp("en") ' should be after setDisplayName instructions
  
endDescription  



beginAnnexes 
  useLibrary("Python", "yw-cnv/")
endAnnexes

beginAddonUI


  beginOfficeHelp
	   beginTitles()
	  	setTitle("Help", "en")
    	setTitle("Hilfe", "de")
      endTitles
      setURL("Python", "yw-cnv/help.py", "show_help")
  endOfficeHelp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addSeparator

			beginCommand
	            beginTitles()
			 	    setTitle("Help", "en")
			        setTitle("Hilfe", "de")
	            endTitles
	            setURL("Python", "yw-cnv/help.py", "show_help")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Calc")
		 	    setTitle("Export to yWriter", "en")
		        setTitle("Nach yWriter exportieren", "de")
            endTitles
            setURL("Python", "yw-cnv/saveyw.py", "export_yw")

		endCommand

       	addSeparator

		beginCommand
            beginTitles()
		 	    setTitle("Help", "en")
		        setTitle("Hilfe", "de")
            endTitles
            setURL("Python", "yw-cnv/help.py", "show_help")
		endCommand
		
        addSeparator
        		
	    beginMenu
	      beginTitles("Writer, Calc")
		    setTitle("Advanced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Character descriptions", "en")
	            endTitles
	            setURL("Python", "yw-cnv/openyw.py", "get_chardesc")
			endCommand

			beginCommand
	            beginTitles("Writer, Calc")
			 	    setTitle("Location descriptions", "en")
	            endTitles
	            setURL("Python", "yw-cnv/openyw.py", "get_locdesc")
			endCommand

			beginCommand
	            beginTitles("Writer, Calc")
			 	    setTitle("Item descriptions", "en")
	            endTitles
	            setURL("Python", "yw-cnv/openyw.py", "get_item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addSeparator

			beginCommand
	            beginTitles()
			 	    setTitle("Help", "en")
	            endTitles
	            setURL("Python", "yw-cnv/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